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NexusSerif" svg:font-family="NexusSerif, Georgia, 'Times New Roman', Times, STIXGeneral, 'Cambria Math', 'Lucida Sans Unicode', 'Microsoft Sans Serif', 'Segoe UI Symbol', 'Arial Unicode MS', 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officeooo:paragraph-rsid="00237c94" style:font-weight-asian="bold" style:font-weight-complex="bold"/>
    </style:style>
    <style:style style:name="P4" style:family="paragraph" style:parent-style-name="Standard">
      <style:paragraph-properties fo:text-align="justify" style:justify-single-word="false"/>
      <style:text-properties fo:font-weight="bold" officeooo:paragraph-rsid="00238022" style:font-weight-asian="bold" style:font-weight-complex="bold"/>
    </style:style>
    <style:style style:name="P5" style:family="paragraph" style:parent-style-name="Standard">
      <style:paragraph-properties fo:text-align="justify" style:justify-single-word="false"/>
      <style:text-properties fo:font-weight="normal" style:font-weight-asian="normal" style:font-weight-complex="normal"/>
    </style:style>
    <style:style style:name="P6" style:family="paragraph" style:parent-style-name="Standard">
      <style:paragraph-properties fo:text-align="justify" style:justify-single-word="false"/>
      <style:text-properties fo:font-weight="normal" officeooo:paragraph-rsid="00237c94" style:font-weight-asian="normal" style:font-weight-complex="normal"/>
    </style:style>
    <style:style style:name="P7" style:family="paragraph" style:parent-style-name="Standard">
      <style:paragraph-properties fo:text-align="justify" style:justify-single-word="false"/>
      <style:text-properties fo:font-weight="normal" officeooo:paragraph-rsid="00238022" style:font-weight-asian="normal" style:font-weight-complex="normal"/>
    </style:style>
    <style:style style:name="P8" style:family="paragraph" style:parent-style-name="Standard">
      <style:paragraph-properties fo:text-align="justify" style:justify-single-word="false"/>
      <style:text-properties fo:font-weight="normal" officeooo:paragraph-rsid="003542b2" style:font-weight-asian="normal" style:font-weight-complex="normal"/>
    </style:style>
    <style:style style:name="P9" style:family="paragraph" style:parent-style-name="Standard">
      <style:paragraph-properties fo:text-align="justify" style:justify-single-word="false"/>
      <style:text-properties fo:font-weight="normal" officeooo:paragraph-rsid="00382d9b" style:font-weight-asian="normal" style:font-weight-complex="normal"/>
    </style:style>
    <style:style style:name="P10"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background-color="#fff200" loext:char-shading-value="0"/>
    </style:style>
    <style:style style:name="T2" style:family="text">
      <style:text-properties fo:background-color="#fff200" loext:char-shading-value="0"/>
    </style:style>
    <style:style style:name="T3" style:family="text">
      <style:text-properties fo:background-color="#ff4500" loext:char-shading-value="0"/>
    </style:style>
    <style:style style:name="T4" style:family="text">
      <style:text-properties fo:background-color="#ff4500" loext:char-shading-value="0"/>
    </style:style>
    <style:style style:name="T5" style:family="text">
      <style:text-properties fo:font-weight="bold" style:font-weight-asian="bold" style:font-weight-complex="bold"/>
    </style:style>
    <style:style style:name="T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AR PL SungtiL GB"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strategias de genotipado para maximizar la información genómica en las evaluaciones de la raza ovina lechera Latxa</text:p>
      <text:p text:style-name="P1"/>
      <text:p text:style-name="P2">INTRODUCCIÓN</text:p>
      <text:p text:style-name="P2"/>
      <text:p text:style-name="P5">Los procedimientos de evaluación genética de animales de ganado han sido revolucionados en las últimas 2 décadas por la introducción de la selección genómica ( GS ; Meuwissen et al., 2001 ). Su implementación ha demostrado ser beneficiosa en simulaciones ( Meuwissen et al., 2001 ), así como en varias especies ganaderas ( VanRaden et al., 2009 ; Ibañez-Escriche y Simianer, 2016 ; VanRaden, 2020). Existe consenso sobre los beneficios de GS para acortar el intervalo generacional y aumentar la precisión de predicción de los valores genéticos, especialmente en aquellos individuos sin datos fenotípicos propios. Por lo tanto, su implementación permite lograr mayores ganancias genéticas en comparación con la selección clásica ( Ibañez-Escriche y Gonzalez-Recio, 2011 ).</text:p>
      <text:p text:style-name="P5"/>
      <text:p text:style-name="P5"><text:span text:style-name="T2"><office:annotation office:name="__Annotation__1978_2516470227"><dc:creator>Autor desconocido</dc:creator><dc:date>2022-04-25T04:35:03.655052646</dc:date><text:p text:style-name="P10"><text:span text:style-name="T6">Aquí mencionan distintos factores que pueden afectar la precisión de la predicción genómica.</text:span></text:p></office:annotation></text:span><text:span text:style-name="T2">La confiabilidad de la predicción genómica está influenciada por varios factores, incluidas las características específicas del rasgo de interés (heredabilidad, arquitectura genética, número y distribución de genes y desequilibrio de ligamiento entre los marcadores de predicción y QTL), las características de la población y el diseño de la población de referencia genotipada (tamaño, proporción de sexos o la relación de los individuos genotipados dentro de ellos, con los candidatos a la selección y con la población general; Lund et al., 2016 ; Schöpke y Swalve, 2016 ; van den Berg et al. ., 2019 )</text:span><office:annotation-end office:name="__Annotation__1978_2516470227"/>.</text:p>
      <text:p text:style-name="P5"/>
      <text:p text:style-name="P5">Existe un acuerdo general de que antes de la aplicación de GS a un programa de mejoramiento, es importante haberlo adaptado a las circunstancias biológicas, productivas y económicas de la población ( Boichard et al., 2016 ). <text:span text:style-name="T2"><office:annotation office:name="__Annotation__1979_2516470227"><dc:creator>Autor desconocido</dc:creator><dc:date>2022-04-25T04:37:06.336073934</dc:date><text:p text:style-name="P10"><text:span text:style-name="T6">Características de la población de ovejas Latxa, como por ejemplo el bajo desequilibrio de ligamiento, que pueden afectar la precisión de la predicción genómica.</text:span></text:p></office:annotation></text:span><text:span text:style-name="T2">En poblaciones de pequeños rumiantes , como es el caso de las razas Latxa, la ganancia potencial en precisión proporcionada por la información molecular puede ser menor que en otras especies debido al bajo desequilibrio de ligamiento ( Kijas et al., 2014 ), debido al mayor tamaño efectivo de población e introgresión de otras poblaciones ( Ibañez-Escriche y Gonzalez-Recio, 2011 ; Rupp et al., 2016). Además, el tamaño de la población suele ser pequeño, tienen un intervalo generacional corto, el uso de la IA es limitado y existe un porcentaje considerable de padres desconocidos en el pedigrí</text:span><office:annotation-end office:name="__Annotation__1979_2516470227"/>.</text:p>
      <text:p text:style-name="P5"/>
      <text:p text:style-name="P5">Sin embargo, hay ejemplos que resaltan cómo la implementación de GS podría beneficiar a los programas de cría de ovejas lecheras y, en general, a las poblaciones pequeñas. La raza italiana Sarda descubrió que las predicciones genómicas de los carneros eran 0,13 más precisas para la producción de leche y 0,21 para la composición de ácidos grasos de la leche con base en una población de referencia de hembras ( Usai et al., 2018 ; Cesarani et al., 2019a ). Las razas de ovejas lecheras francesas utilizaron carneros de IA en la población genotipada de referencia, debido a su uso extensivo. En la raza Lacaune, la inclusión de información molecular (en comparación con las evaluaciones tradicionales) aumentó la precisión de los valores genéticos previstos entre 0,10 y 0,20, según el rasgo (Baloché et al., 2014 ). Se describieron tendencias similares para las evaluaciones de producción de leche de las razas Manech y Basco-Béarnaise, siendo estas entre 0,06 y 0,16 más precisas que las evaluaciones basadas en pedigrí ( Legarra et al., 2014 ).</text:p>
      <text:p text:style-name="P5"/>
      <text:p text:style-name="P5"><text:span text:style-name="T2"><office:annotation office:name="__Annotation__1988_2516470227"><dc:creator>Autor desconocido</dc:creator><dc:date>2022-04-25T04:49:29.566077174</dc:date><text:p text:style-name="P10"><text:span text:style-name="T6">Hay una fuerte relación entre ganancias en la precisión y los tamaños de población genotipados.</text:span></text:p></office:annotation></text:span><text:span text:style-name="T2">El tamaño y las características de la población genotipada dependen de la especie y del programa de reproducción, y su composición juega un papel importante en la precisión de la predicción. Las ganancias en la precisión de la predicción y los tamaños de población genotipados están fuertemente relacionados ( Daetwyler et al., 2012 ; Auvray et al., 2014 ; Schöpke y Swalve, 2016).)</text:span><office:annotation-end office:name="__Annotation__1988_2516470227"/>. <text:span text:style-name="T2"><office:annotation office:name="__Annotation__1995_2516470227"><dc:creator>Autor desconocido</dc:creator><dc:date>2022-04-25T04:51:12.208911533</dc:date><text:p text:style-name="P10"><text:span text:style-name="T6">Como los programas de mejora suelen tener recursos limitados para el genotipado, se han realizado investigaciones sobre el diseño de estrategias de genotipado.</text:span></text:p></office:annotation></text:span><text:span text:style-name="T2">Sin embargo, los programas de mejoramiento suelen tener recursos económicos limitados para el genotipado, lo que hace que la decisión de seleccionar candidatos sea mucho más cautelosa. Para resolver este problema </text:span><text:soft-page-break/><text:span text:style-name="T2">común, una gran cantidad de investigación se centra en el diseño de estrategias de genotipado para optimizar la selección de individuos a genotipificar</text:span><office:annotation-end office:name="__Annotation__1995_2516470227"/>. <text:span text:style-name="T2"><office:annotation office:name="__Annotation__2004_2516470227"><dc:creator>Autor desconocido</dc:creator><dc:date>2022-04-25T04:54:05.744235262</dc:date><text:p text:style-name="P10"><text:span text:style-name="T6">Investigaciones para optimizar la selección de individuos a genotipar, y estrategias para aumentar la población genotipada.</text:span></text:p></office:annotation></text:span><text:span text:style-name="T2">Al respecto, existen estudios basados ​​en datos de ganado lechero pequeño, datos de ovinos, simulaciones del efecto de seleccionar individuos genéticamente relacionados con candidatos a la selección ( Hayes et al., 2009 ; Habier et al., 2010 ; Clark et al., 2012 ), o genotipificar hembras seleccionadas al azar, por EBV, precisión de EBV o valor fenotípico ( Jiménez-Montero et al., 2012 ; Gao et al., 2015 ;Cesarani et al., 2019b ). Además, en el ganado lechero pequeño, se sabe que es beneficioso aumentar el tamaño de la población genotipada con datos de otras poblaciones de la misma raza, o de razas diferentes pero relacionadas ( Lund et al., 2016 ; Schöpke y Swalve, 2016 )</text:span><office:annotation-end office:name="__Annotation__2004_2516470227"/>.</text:p>
      <text:p text:style-name="P5"/>
      <text:p text:style-name="P5">La raza Latxa es una raza ovina lechera autóctona de los Pirineos Occidentales. Se distinguen tres cepas según el color de la cabeza: Latxa Cara Rubia ( LCR ), Latxa Cara Negra de Euskadi ( LCNEUS ), y Latxa Cara Negra de Navarra ( LCNNAF ). Cada cepa tiene un programa de reproducción separado. Los objetivos de reproducción son la producción de leche, la composición de la leche y los rasgos morfológicos de la ubre . El programa de mejoramiento comenzó en 1984 y ahora está bien establecido, mostrando resultados consolidados con una ganancia genética anual para la producción de leche entre 0,19 y 0,23 desviaciones estándar, según la cepa ( Granado-Tajada et al., 2020 ).</text:p>
      <text:p text:style-name="P5"/>
      <text:p text:style-name="P5">Aunque GS no está implementado en los programas de mejoramiento de Latxa, se han desarrollado varios estudios exploratorios. Legarra et al. (2014) encontraron resultados inconsistentes cuando se evaluó la precisión de las predicciones genómicas, lo que se atribuye a la distribución de genotipos en la población y al vínculo débil entre los individuos genotipados con datos fenotípicos y los candidatos para la selección. Tras algunos años de genotipado sistemático dirigido a solucionar estos handicaps, Granado-Tajada et al. (2020)examinó nuevamente el efecto de incluir información genómica; se encontraron resultados más coherentes, aunque la inclusión de genotipos no aumentó la precisión de las predicciones para ninguna de las razas Latxa. <text:span text:style-name="T2"><office:annotation office:name="__Annotation__2035_2516470227"><dc:creator>Autor desconocido</dc:creator><dc:date>2022-04-25T05:00:47.872481038</dc:date><text:p text:style-name="P10"><text:span text:style-name="T6">Estrategia de que individuos genotipar para aumentar la precisión.</text:span></text:p></office:annotation></text:span><text:span text:style-name="T2">Solo los carneros de IA fueron genotipados, lo cual es una estrategia común porque los machos manejan la estructura genética de la población y brindan una alta precisión predictiva, debido a la información de sus hijas, como Jiménez-Montero et al. (2012) para el ganado lechero</text:span><office:annotation-end office:name="__Annotation__2035_2516470227"/>.</text:p>
      <text:p text:style-name="P5"/>
      <text:p text:style-name="P5">Por ello, <text:span text:style-name="T4">dada la importancia de la composición de la población genotipada en la precisión de las evaluaciones genéticas ( Clark et al., 2012 ), se diseñó un estudio de simulación basado en la estructura de datos reales de las razas Latxa. Por lo tanto, el objetivo de este trabajo es comparar varias estrategias de selección para formar la población genotipada, en los 3 ecotipos Latxa , LCR, LCNEUS y LCNNAF, comparando la precisión de predicción de las evaluaciones genómicas con las evaluaciones basadas en pedigrí</text:span>.</text:p>
      <text:p text:style-name="P5"/>
      <text:p text:style-name="P6"><text:span text:style-name="T5">MATERIALES Y MÉTODOS</text:span> </text:p>
      <text:p text:style-name="P6"/>
      <text:p text:style-name="P3">- Datos genealógicos, fenotípicos y genómicos</text:p>
      <text:p text:style-name="P5"/>
      <text:p text:style-name="P5">...</text:p>
      <text:p text:style-name="P5"/>
      <text:p text:style-name="P5">Los datos genómicos consistieron en genotipos de 353 carneros LCNEUS, 427 LCR y 192 LCNNAF AI seleccionados por producción de leche, y en un esfuerzo por mantener una mayor diversidad genética , se eligieron animales de diferentes familias y se evitaron hermanos. <text:span text:style-name="T2"><office:annotation office:name="__Annotation__2060_2516470227"><dc:creator>Autor desconocido</dc:creator><dc:date>2022-04-25T05:12:57.052805378</dc:date><text:p text:style-name="P10"><text:span text:style-name="T6">Explicación del porque se podrían genotipar los individuos de IA.</text:span></text:p></office:annotation></text:span><text:span text:style-name="T2">Los carneros de IA difunden su genética a través de la población al tener muchas hijas y ser los padres de carneros de servicio natural; por lo tanto, se espera que sean representativos de cada población. Se genotiparon con </text:span><text:soft-page-break/><text:span text:style-name="T2">Illumina OvineSNP50 BeadChip (Illumina Inc.)</text:span><office:annotation-end office:name="__Annotation__2060_2516470227"/> y, como control de calidad, se eliminaron los marcadores con tasa de llamadas &lt;0,97 o frecuencia de alelos menores &lt;0,05, y los marcadores que eran monomórficos o ubicados en los cromosomas sexuales, lo que resultó en 42.547 marcadores. La imputación de los genotipos faltantes se realizó con el software FImpute ( Sargolzaei et al., 2014).</text:p>
      <text:p text:style-name="P5"/>
      <text:p text:style-name="P7"><text:span text:style-name="T5">- Simulación</text:span> </text:p>
      <text:p text:style-name="P7"/>
      <text:p text:style-name="P7">La simulación se realizó en base al trabajo realizado por Mouresan et al. (2017 , 2018 ) con código fortran 90, disponible bajo pedido. En la Figura 1 se presenta un resumen de la estructura de simulación. <text:span text:style-name="T4"><office:annotation office:name="__Annotation__2103_2516470227"><dc:creator>Autor desconocido</dc:creator><dc:date>2022-04-25T05:18:01.824899619</dc:date><text:p text:style-name="P10"><text:span text:style-name="T6">Estrategias de simulación partiendo de la población base genotipada.</text:span></text:p></office:annotation></text:span><text:span text:style-name="T4">La información genómica disponible se utilizó para crear la generación base. Con base en estos genotipos, se generaron 3 generaciones discretas de 1.000 individuos por dropaje de genes ( MacCluer et al., 1986 ), con apareamiento aleatorio y sin diferencias de sexo, con el objetivo de capturar la estructura de desequilibrio de ligamiento y evolucionar hacia la población total analizada . </text:span><office:annotation-end office:name="__Annotation__2103_2516470227"/>. Cada individuo tenía un genoma de 26 cromosomas, donde los marcadores 42,547 se distribuyeron asimétricamente, como se muestra en la Tabla complementaria S1 (https://zenodo.org/record/4592995#.YEiHibOCE2x ). <text:span text:style-name="T4">De todos los marcadores, el 5% se seleccionó aleatoriamente como mutaciones causantes (QTL) de una distribución gaussiana con media cero y varianza uno; se fijó una tasa de recombinación del 1% por Mb</text:span>. La última generación simulada se utilizó para generar los genotipos de los fundadores del pedigrí real de cada población. <text:span text:style-name="T4">El objetivo de este procedimiento fue obtener genotipos simulados con la misma estructura genealógica que en las poblaciones reales, para estar lo más cerca posible de los datos reales</text:span>.</text:p>
      <text:p text:style-name="P7"/>
      <text:p text:style-name="P7">…</text:p>
      <text:p text:style-name="P7"/>
      <text:p text:style-name="P4">- Valores Cría Estimados y Validación</text:p>
      <text:p text:style-name="P7"/>
      <text:p text:style-name="P7">...</text:p>
      <text:p text:style-name="P7"/>
      <text:p text:style-name="P7"><text:span text:style-name="T4"><office:annotation office:name="__Annotation__2120_2516470227"><dc:creator>Autor desconocido</dc:creator><dc:date>2022-04-25T05:38:59.195362146</dc:date><text:p text:style-name="P10"><text:span text:style-name="T6">Aquí mencionan la forma en como se evaluó la precisión de la predicción, mediante replicas y la media y el error estándar.</text:span></text:p></office:annotation></text:span><text:span text:style-name="T4">Las diferentes estrategias de genotipado se compararon en términos de diferencia relativa de precisión sobre las evaluaciones de pedigrí, estimadas como la correlación de Pearson entre el TBV y los valores genéticos estimados (EBV y GEBV) del grupo de validación, compuesto por los machos nacidos el año anterior (2017). ). Estos individuos de validación fueron considerados los candidatos reales a la selección; no tienen hijas con registro y fueron genotipadas en todos los escenarios (298 para LCNEUS; 287 para LCR; 126 para LCNNAF). Cada uno de los escenarios de genotipado descritos se replicó 20 veces y presentamos la media y el error estándar de la diferencia de precisión relativa</text:span><office:annotation-end office:name="__Annotation__2120_2516470227"/>.</text:p>
      <text:p text:style-name="P7"/>
      <text:p text:style-name="P4">RESULTADOS Y DISCUSIÓN</text:p>
      <text:p text:style-name="P4"/>
      <text:p text:style-name="P7">…</text:p>
      <text:p text:style-name="P7"/>
      <text:p text:style-name="P7"><text:span text:style-name="T2"><office:annotation office:name="__Annotation__2139_2516470227"><dc:creator>Autor desconocido</dc:creator><dc:date>2022-04-25T05:45:18.608561570</dc:date><text:p text:style-name="P10"><text:span text:style-name="T6">Elegir que individuos genotipar es un factor determinante para la precisión de la predicción.</text:span></text:p></office:annotation></text:span><text:span text:style-name="T2">La definición de la población genotipada es un factor determinante para la precisión de la predicción bajo evaluación genómica. Para analizar diferentes formas de seleccionar animales para la población genotipada, se probaron varias combinaciones de sexo de los individuos, EBV, conocimiento del pedigrí, año de inicio del genotipado y número de individuos genotipados. En todos los casos, los valores genéticos estimados por ssGBLUP mostraron precisiones más altas (media 0.5841 para LCNEUS, 0.5981 para LCR, 0.5507 para LCNNAF) que las evaluaciones BLUP basadas en pedigrí (media 0.4570 para LCNEUS, 0.5190 para LCR, 0.5111 para LCNNAF), por lo que la media las diferencias de precisión relativa siempre fueron positivas</text:span><office:annotation-end office:name="__Annotation__2139_2516470227"/>.</text:p>
      <text:p text:style-name="P7"/>
      <text:p text:style-name="P4"><text:soft-page-break/>- Genotipado máximo</text:p>
      <text:p text:style-name="P7"/>
      <text:p text:style-name="P7">Con respecto a los escenarios diseñados mediante el genotipado del número máximo de individuos, los resultados de la diferencia de precisión relativa de las evaluaciones genómicas en contraste con las evaluaciones basadas en pedigrí se resumen en la Figura 2 y las Tablas complementarias S2–S7 ( https://zenodo.org/record/ 4592995#.YEiHibOCE2x ). En términos generales, la población genotipada compuesta únicamente por mujeres proporcionó las precisiones relativas más altas. Estas precisiones más altas de las predicciones genómicas fueron más relevantes en conjuntos de datos sin restricciones ( Figura 2 , izquierda). En conjuntos de datos restringidos ( Figura 2, derecha), la población genotipada de solo mujeres trajo precisiones similares a las poblaciones genotipadas con ambos sexos. Cuando solo los machos componían la población genotipada, se mostraron precisiones relativas más bajas en los conjuntos de datos restringidos y no restringidos. El genotipado exclusivamente de individuos con pedigrí conocido, con la consiguiente reducción en el número, mostró una notable reducción en la precisión en escenarios sin restricciones solo para mujeres. <text:span text:style-name="T2"><office:annotation office:name="__Annotation__2201_2516470227"><dc:creator>Autor desconocido</dc:creator><dc:date>2022-04-25T06:43:01.107322734</dc:date><text:p text:style-name="P10"><text:span text:style-name="T6">Aquí concluyen en base a los resultados descritos en este mismo parrafo.</text:span></text:p></office:annotation></text:span><text:span text:style-name="T2">Estos resultados pusieron de manifiesto que cuando existe una proporción considerable de pedigree desconocido, como en nuestro caso (alrededor del 45% de machos y del 65% de hembras), el aumento de la precisión del ssGBLUP se potencia con la incorporación de hembras genotipadas con registros propios, en lugar de genotipificar machos no conectados</text:span><office:annotation-end office:name="__Annotation__2201_2516470227"/>.</text:p>
      <text:p text:style-name="P7"/>
      <text:p text:style-name="P7">En cuanto a los escenarios no restringidos ( Figura 2 , izquierda), cuando solo se genotiparon hembras, el efecto de seleccionar las mejores ovejaso se ensayó ovejas extremas por EBV con pedigrí indiferente (FBIMax y FEIMax). Ambas alternativas mostraron diferencias de precisión relativa bastante similares (p. ej., para LCNEUS 0,5369 y 0,5492, respectivamente). Cuando solo se genotiparon hembras con pedigrí completo (FBP y FEP), la diferencia de precisión relativa disminuyó (0,3657 y 0,3789, respectivamente, para LCNEUS), aunque el número de hembras genotipadas por año fue mucho menor (alrededor de un 50 % menos), y el número medio de lactancias por oveja genotipada se mantuvo constante alrededor de 3. Se mostraron tendencias similares para las razas LCR y LCNNAF, con diferencias de precisión relativa más pequeñas (p. ej., FBIMax y FBP fueron 0,3322 y 0,2375 para LCR, y 0,1252 y 0,1447 para LCNNAF, respectivamente) . <text:span text:style-name="T2">Hay una pérdida en la precisión de GEBV cuando el número de hembras genotipadas disminuye, que es menos notorio según el tamaño de la población genotipada. Esto probablemente se deba a que, aunque estos individuos no tienen un pedigrí completo, sus propios registros, y posiblemente los datos y conexiones de su descendencia, brindan información útil para evaluaciones más precisas</text:span>.<office:annotation><dc:creator>Autor desconocido</dc:creator><dc:date>2022-04-25T06:49:14.948166568</dc:date><text:p text:style-name="P10"><text:span text:style-name="T6">Aquí concluyen en base a los resultados descritos en este mismo parrafo.</text:span></text:p></office:annotation></text:p>
      <text:p text:style-name="P7"/>
      <text:p text:style-name="P7">Los resultados similares encontrados entre los escenarios de genotipificación de hembras óptimas o extremas podrían deberse a algún grado de selección, ya que se requería que las hembras genotipificadas tuvieran sus propios registros. Por lo tanto, estos individuos ya han sido seleccionados para permanecer en el rebaño. <text:span text:style-name="T2"><office:annotation office:name="__Annotation__2249_2516470227"><dc:creator>Autor desconocido</dc:creator><dc:date>2022-04-25T06:50:43.709601262</dc:date><text:p text:style-name="P10"><text:span text:style-name="T6">Caso de solo hembras genotipadas ya ha sido estudiada.</text:span></text:p></office:annotation></text:span><text:span text:style-name="T2">La aplicabilidad de poblaciones genotipadas formadas exclusivamente por hembras ha sido investigada en la literatura, y algunos estudios describen mejores precisiones que el índice de pedigrí ( Ding et al., 2013 ) o la población genotipada de machos ( Jiménez-Montero et al., 2012 )</text:span><office:annotation-end office:name="__Annotation__2249_2516470227"/>.</text:p>
      <text:p text:style-name="P7"/>
      <text:p text:style-name="P7"><text:span text:style-name="T2"><office:annotation office:name="__Annotation__2276_2516470227"><dc:creator>Autor desconocido</dc:creator><dc:date>2022-04-25T06:52:36.908797174</dc:date><text:p text:style-name="P10"><text:span text:style-name="T6">Genotipar solo machos ha sido en enfoque estándar en la GS.</text:span></text:p></office:annotation></text:span><text:span text:style-name="T2">Las poblaciones genotipadas de solo machos han sido el enfoque estándar desde el inicio de la SG ( VanRaden, 2020 ) debido a los limitados recursos económicos, debido a que la presión de selección ejercida sobre este sexo es mayor, y la difusión de la genética de los carneros lograda por la IA es mayor </text:span><office:annotation-end office:name="__Annotation__2276_2516470227"/>. Cuando todos los esfuerzos se concentraron en genotipificar los mejores machos (pedigrí indiferente) por año hasta el número máximo de individuos estabilizado (MIMax) en los escenarios no restringidos ( Figura 2, izquierda), se logró una diferencia de precisión relativa de 0,2729 para LCNEUS. Los machos genotipados de esta raza tuvieron un promedio de hijas en datos de 3.3. La <text:soft-page-break/>selección de los mejores machos con pedigrí completo (MP) redujo el número de machos genotipados a alrededor de 130 animales por año en LCNEUS, pero la ganancia en precisión se mantuvo en 0,2769 y el número medio de hijas en los datos aumentó a 6,7. Se mostraron tendencias similares para las razas LCR y LCNNAF, con diferencias de precisión relativa más pequeñas (MIMax y MP fueron 0,1729 y 0,1131, respectivamente, para LCR; y 0,0777 y 0,0607 para LCNNAF). En contraste con el genotipado de hembras, <text:span text:style-name="T4">la disminución de la diferencia de precisión relativa fue leve</text:span>, mientras que el número de carneros genotipados se redujo notablemente (incluso un 50 %) y el número promedio de hijas en los datos aumentó (alrededor del 150 %). <text:span text:style-name="T2">lo que refleja la importancia de genotipificar animales bien relacionados en la población</text:span>. <text:span text:style-name="T2">Estos resultados confirmaron que el genotipado de carneros en rebaños tiene un efecto limitado en la precisión de la predicción si están aislados en el pedigrí y sin registros de descendencia (Pszczola et al., 2012 ; Shabalina et al., 2017 ; de Oliveira et al., 2019 )</text:span>.</text:p>
      <text:p text:style-name="P7"/>
      <text:p text:style-name="P7">Con respecto a los escenarios compuestos por ambos sexos (machos con pedigrí completo combinado con hembras) en un conjunto de datos no restringido ( Figura 2 , izquierda), se encontraron resultados intermedios entre el genotipado solo femenino y solo masculino. <text:span text:style-name="T4">Como en el caso de los escenarios con genotipo de hembras únicamente, se encontró una diferencia de precisión relativa similar independientemente de la estrategia utilizada para seleccionar las hembras con genotipo</text:span>. Además, las hembras con mejor EBV (MP+FBI) o con EBV extremo (MP+FEI) mostraron casi la misma diferencia de precisión relativa que las hembras con pedigrí completo (MP+FBP y MP+FEP). La diferencia de precisión relativa media de estos escenarios fue de 0,5234 para LCNEUS, 0,2549 para LCR y 0,1445 para LCNNAF.</text:p>
      <text:p text:style-name="P7"/>
      <text:p text:style-name="P7">También se encontró que la inclusión de hembras en la población genotipada es beneficiosa en especies donde el efecto de las trayectorias de las hembras en el progreso genético es fuerte, y el efecto de los datos genómicos en la precisión depende de la estructura de la población existente ( Lourenco et al., 2015 ) . <text:span text:style-name="T2"><office:annotation office:name="__Annotation__2361_2516470227"><dc:creator>Autor desconocido</dc:creator><dc:date>2022-04-25T07:28:58.058637086</dc:date><text:p text:style-name="P10"><text:span text:style-name="T6">Estrategia para aumentar la población genotipada en poblaciones pequeñas.</text:span></text:p></office:annotation></text:span><text:span text:style-name="T2">El efecto de las poblaciones genotipadas que incluyen información genómica femenina sobre la precisión de la predicción genómica se ha estudiado a fondo ( Koivula et al., 2016 ; Uemoto et al., 2017 ; Perez et al., 2019 ), y también como una estrategia para aumentar la población genotipada . tamaño en pequeñas poblaciones ( Jiménez-Montero et al., 2012 ; Lund et al., 2016 ; Jenko et al., 2017). Se han propuesto diferentes estrategias para evaluar una selección óptima de individuos a genotipificar. Incluir información genómica de hembras seleccionadas con base en una estrategia divergente parece ser mejor que un enfoque aleatorio o direccional ( Jenko et al., 2017 ; Perez et al., 2019 ), y evitar la inclusión de solo individuos seleccionados reduciría el sesgo de predicción ( Vitezica et al., 2011 ; Koivula et al., 2016 )</text:span><office:annotation-end office:name="__Annotation__2361_2516470227"/>. En términos prácticos no todas las estrategias son factibles para programas de crianza animal y menos para poblaciones pequeñas. La inclusión de los genotipos de hembras de alto rendimiento mediante muestreo proporcional dentro de las comunidades detectadas podría ayudar a obtener más valor de los genotipos y fenotipos (Pérez et al., 2019 ).</text:p>
      <text:p text:style-name="P7"/>
      <text:p text:style-name="P7"><text:span text:style-name="T2"><office:annotation office:name="__Annotation__2422_2516470227"><dc:creator>Autor desconocido</dc:creator><dc:date>2022-04-25T07:31:02.681097620</dc:date><text:p text:style-name="P10"><text:span text:style-name="T6">Importante advertencia.</text:span></text:p></office:annotation></text:span><text:span text:style-name="T2">Dado que la simulación se basó en datos reales, se debe considerar que los resultados obtenidos probablemente estén condicionados por los individuos registrados en el pedigrí. Solo se registran los animales que han sido seleccionados para permanecer en el rebaño, y no hay información sobre los eliminados. Esto es especialmente relevante para los machos, porque la alta presión de selección da como resultado que solo unos pocos individuos seleccionados se registren en el pedigrí. El genotipado de los machos antes de la selección podría traer resultados diferentes, como lo han demostrado otros estudios ( Lourenco et al., 2015 )</text:span><office:annotation-end office:name="__Annotation__2422_2516470227"/>.</text:p>
      <text:p text:style-name="P7"/>
      <text:p text:style-name="P7">Finalmente, los escenarios de genotipado máximo también se simularon bajo el año de inicio de genotipado restringido (escenario + R) y los resultados de diferencia de precisión relativa también se resumen en la Figura 2(derecho). Comenzar el genotipado en 2010 provocó una caída en la diferencia <text:soft-page-break/>de precisión relativa en todos los escenarios, y las tendencias no fueron tan claras como en los escenarios sin restricciones. Cuando se genotipificó el número máximo de machos por año (MIMaxR), la diferencia de precisión relativa para LCNEUS fue 0,1206, genotipificar solo las mejores hembras (FBIMaxR) fue 0,2393 y genotipificar hembras extremas fue 0,2217. En comparación con los escenarios sin restricciones, esta reducción en la diferencia de precisión relativa probablemente se debió a la reducción del tamaño de la población genotipada en casi un 60 %, eliminando a los parientes de generaciones pasadas. Cuando solo se consideraron los animales con pedigrí completo, la diferencia de precisión relativa también se redujo, aunque en menor proporción que en escenarios sin restricciones. Cuando se combinaron machos con pedigrí completo con hembras,</text:p>
      <text:p text:style-name="P7"/>
      <text:p text:style-name="P7">En este momento, los escenarios restringidos se acercan más a la realidad de los programas de cría de Latxa que los no restringidos. <text:span text:style-name="T4">Así, la ganancia esperada en precisión a corto plazo para las poblaciones de Latxa estaría en torno al 11%</text:span>. <text:span text:style-name="T2"><office:annotation office:name="__Annotation__2487_2516470227"><dc:creator>Autor desconocido</dc:creator><dc:date>2022-04-25T07:48:37.666745921</dc:date><text:p text:style-name="P10"><text:span text:style-name="T6">Es importante tener datos genómicos de varias generaciones anteriores.</text:span></text:p></office:annotation></text:span><text:span text:style-name="T2">Los resultados más bajos mostrados por los escenarios restringidos (60% menos de diferencia de precisión que los escenarios no restringidos), resaltaron la relevancia de tener datos genómicos de varias generaciones anteriores</text:span><office:annotation-end office:name="__Annotation__2487_2516470227"/>.</text:p>
      <text:p text:style-name="P7"/>
      <text:p text:style-name="P7"><text:span text:style-name="T4">Ejemplos claros de la implementación reciente de GS con ganancias en precisión sobre las estimaciones basadas en pedigrí son las razas de ovejas lecheras francesas </text:span>. Las razas Lacaune y Manech tienen carneros genotipados desde la década de 1990, y estos programas de mejoramiento implementaron un esquema genómico en 2015 y 2017, respectivamente ( Baloche et al., 2014 ; Legarra et al., 2014 ). Para esa fecha, cada programa había genotipado más de 1.900 y 1.000 individuos, respectivamente; un tamaño de población genotipado superior al mínimo de 1.000 individuos establecido por Shumbusho et al. (2013)para lograr beneficios de GS sobre la selección clásica en ovejas lecheras. <text:span text:style-name="T4">Se describió que la inclusión de información molecular aumenta la precisión de la predicción de las evaluaciones de producción de leche</text:span> 0,15 para Lacaune y 0,16 para Manech Tête Rousse ( Baloche et al., 2014 ; Legarra et al., 2014 ). Estas ganancias en precisión fueron similares a las encontradas en poblaciones de Latxa cuando se simularon los genotipos de entre 1.000 y 2.000 individuos.</text:p>
      <text:p text:style-name="P7"/>
      <text:p text:style-name="P7"><text:span text:style-name="T2"><office:annotation office:name="__Annotation__2557_2516470227"><dc:creator>Autor desconocido</dc:creator><dc:date>2022-04-25T07:54:59.641222383</dc:date><text:p text:style-name="P10"><text:span text:style-name="T6">Se debe ver el balance costo – beneficio económico al implementar la GS.</text:span></text:p></office:annotation></text:span><text:span text:style-name="T2">Antes de implementar GS, se debe considerar el balance entre costo y beneficio económico</text:span><office:annotation-end office:name="__Annotation__2557_2516470227"/>, más complejo para alcanzar el equilibrio para los programas de crianza de pequeños rumiantes . Sin embargo, los estudios de simulación realizados para ovejas lecheras y de carne concluyeron que existe un equilibrio óptimo al implementar algunas estrategias para aprovechar un esquema GS ( Buisson et al., 2014 ; Shumbusho et al., 2016 ). En cuanto al programa de mejoramiento de Latxa, sería interesante analizar en detalle los costos y beneficios específicos de las estrategias de genotipado.</text:p>
      <text:p text:style-name="P7"/>
      <text:p text:style-name="P8"><text:span text:style-name="T5">- Genotipado por porcentajes</text:span> </text:p>
      <text:p text:style-name="P8"/>
      <text:p text:style-name="P8"><text:span text:style-name="T4">Buscando un equilibrio entre la precisión de la predicción y los costes económicos, se analizó el efecto de genotipificar un menor número de individuos al año ensayando diferentes porcentajes de animales por debajo del número máximo de cada programa de cría</text:span> (300 individuos para LCNEUS y LCR o 150 individuos para LCNNAF) . Los resultados de diferencia de precisión relativa de las evaluaciones genómicas en contraste con las evaluaciones basadas en pedigrí se resumen en la Figura 3 y las Tablas complementarias S8–S13 ( https://zenodo.org/record/4592995#.YEiHibOCE2x ). En escenarios no restringidos, genotipar solo machos con pedigrí indiferente (MI; Figura 3 , izquierda), <text:span text:style-name="T4">como era de esperar</text:span> ( Meuwissen et al., 2001), <text:span text:style-name="T4">la diferencia de precisión relativa aumentó según el número de individuos genotipados</text:span> en las 3 razas. <text:span text:style-name="T4">Se logró un incremento del 60% del 10 al 70% de los escenarios</text:span> de genotipado masculino. Por el contrario, al genotipificar el 70 % de los machos por año, se encontró una diferencia de precisión relativa similar a la lograda con el 100 % del número máximo de machos <text:soft-page-break/>genotipados (MIMax). Al genotipificar el número máximo de machos, la diferencia de precisión relativa alcanzable fue de alrededor de 0,3049 para LCNEUS, 0,1157 para LCR y 0,0834 para LCNNAF. Del 30 % de los machos genotipados, el aumento de la diferencia de precisión relativa fue menos notable (excepto para LCNEUS), aunque el tamaño de la población genotipada siguió aumentando.</text:p>
      <text:p text:style-name="P8"/>
      <text:p text:style-name="P8">Cuando esos porcentajes de machos con genotipo (MI del 10 al 70 %) se combinaron con hembras (FBI o FEI) hasta el número máximo de animales con genotipo por año para formar diferentes proporciones de sexos ( Figura 3 , izquierda), una precisión relativa similar se encontraron diferencias en todos los escenarios (mejor o extremo EBV hembras). Este escenario de genotipado mostró las diferencias de precisión relativa media más altas, alrededor de 0,4999 para LCNEUS, 0,2848 para LCR y 0,1259 para LCNNAF, que fueron similares a los resultados que se muestran en la Figura 2 para escenarios con ambos sexos en la población genotipada. Una vez más, el beneficio de combinar machos y hembras en poblaciones genotipadas se refleja en la precisión de la predicción.</text:p>
      <text:p text:style-name="P8"/>
      <text:p text:style-name="P8">La genotipificación de diferentes porcentajes de animales y proporciones variables de sexos también se simuló con un comienzo restringido de genotipificación, y los resultados de diferencia de precisión relativa de las predicciones genómicas en comparación con las basadas en el pedigrí se muestran en la Figura 3 (derecha). Al igual que en resultados anteriores, la diferencia de precisión relativa fue menor que para los escenarios no restringidos, pero manteniendo siempre las mismas tendencias y la combinación de ambos sexos en la población genotipada mostró las mayores diferencias de precisión relativa.</text:p>
      <text:p text:style-name="P8"/>
      <text:p text:style-name="P8">…</text:p>
      <text:p text:style-name="P8"/>
      <text:p text:style-name="P8">Los escenarios restringidos están más cerca de la realidad actual del programa de mejoramiento y, a pesar de las diferencias de precisión relativa media más bajas (LCNEUS 0.1684; LCR 0.0883; y LCNNAF 0.0560), <text:span text:style-name="T2">las predicciones genómicas demostraron ser más precisas que las predicciones basadas en pedigrí</text:span>. Estas ganancias en la precisión de la predicción serían muy interesantes, dado que la precisión promedio es de 0,55 para LCNEUS, 0,50 para LCR y 0,60 para LCNNAF ( Granado-Tajada et al., 2020 ). Además, <text:span text:style-name="T2">estudios previos no encontraron aumentos en la precisión de la predicción mediante el genotipado de carneros de IA </text:span>( Legarra et al., 2014 ; Granado-Tajada et al., 2020 ). <text:span text:style-name="T2"><office:annotation office:name="__Annotation__2666_2516470227"><dc:creator>Autor desconocido</dc:creator><dc:date>2022-04-25T08:07:53.038857704</dc:date><text:p text:style-name="P10"><text:span text:style-name="T6">Conclusiones encontradas en este trabajo.</text:span></text:p></office:annotation></text:span><text:span text:style-name="T2">Entonces, aunque se sabe que las ganancias de precisión obtenidas por simulación son mayores que las reportadas en estudios de datos reales ( Legarra et al., 2008 ;de Roos et al., 2009 ), los resultados mostraron un beneficio potencial de implementar un esquema de GS en razas Latxa, y profundizar en el conocimiento de GS aplicado a poblaciones pequeñas</text:span><office:annotation-end office:name="__Annotation__2666_2516470227"/>.</text:p>
      <text:p text:style-name="P8"/>
      <text:p text:style-name="P9"><text:span text:style-name="T5">CONCLUSIONES</text:span> </text:p>
      <text:p text:style-name="P9"/>
      <text:p text:style-name="P9"><text:span text:style-name="T2"><office:annotation office:name="__Annotation__2705_2516470227"><dc:creator>Autor desconocido</dc:creator><dc:date>2022-04-25T08:10:40.808490413</dc:date><text:p text:style-name="P10"><text:span text:style-name="T6">Hay beneficios en términos de precisión al implementar el método de ssGBLUP.</text:span></text:p></office:annotation></text:span><text:span text:style-name="T2">Los escenarios poblacionales genotipados estudiados mostraron que los valores genéticos estimados por ssGBLUP fueron más precisos que las evaluaciones BLUP basadas en pedigrí, lo que refleja un beneficio potencial en términos de precisión de predicción de implementar un esquema GS en los programas de mejoramiento de Latxa</text:span><office:annotation-end office:name="__Annotation__2705_2516470227"/>. Se encontró que el genotipado de machos es beneficioso, cuando no son individuos aislados y tienen hijas con registros fenotípicos. Se demostró que el genotipado de hembras con sus propios registros de lactancia aumenta la precisión de la predicción, independientemente de su nivel de conexión. No se encontraron diferencias entre el genotipado de individuos genéticamente mejores o extremos, probablemente debido a la baja presión de selección sobre las hembras. El genotipado combinado de machos y hembras proporcionó precisiones intermedias independientemente de la estrategia de selección de hembras. Se ha destacado la <text:soft-page-break/>importancia de genotipificar individuos de varias generaciones, aunque sin individuos históricos también es posible aprovechar predicciones genómicas precisas. De la misma manera, los tamaños de población genotipados más grandes condujeron a mayores diferencias de precisión relativa, pero al genotipar solo a los machos, se logró una diferencia relativa máxima. Por lo tanto, el genotipado de carneros es de interés, pero en algún momento, sería más beneficioso centrar los esfuerzos del programa de cría en combinar machos con hembras. En cuanto a los programas de mejoramiento de Latxa, la implementación de GS parece ser beneficiosa y valdría la pena implementar una población genotipada de ambos sexos. se logró una diferencia relativa máxima. Por lo tanto, el genotipado de carneros es de interés, pero en algún momento, sería más beneficioso centrar los esfuerzos del programa de cría en combinar machos con hembras. En cuanto a los programas de mejoramiento de Latxa, la implementación de GS parece ser beneficiosa y valdría la pena implementar una población genotipada de ambos sexos. se logró una diferencia relativa máxima. Por lo tanto, el genotipado de carneros es de interés, pero en algún momento, sería más beneficioso centrar los esfuerzos del programa de cría en combinar machos con hembras. En cuanto a los programas de mejoramiento de Latxa, la implementación de GS parece ser beneficiosa y valdría la pena implementar una población genotipada de ambos sex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NexusSerif" svg:font-family="NexusSerif, Georgia, 'Times New Roman', Times, STIXGeneral, 'Cambria Math', 'Lucida Sans Unicode', 'Microsoft Sans Serif', 'Segoe UI Symbol', 'Arial Unicode MS', 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AR PL SungtiL GB" style:font-family-asian="'AR PL SungtiL GB'"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4-25T04:25:27.863635036</meta:creation-date>
    <meta:generator>LibreOffice/6.0.7.3$Linux_X86_64 LibreOffice_project/00m0$Build-3</meta:generator>
    <dc:date>2022-04-25T08:11:30.638939143</dc:date>
    <meta:editing-duration>PT2H39M33S</meta:editing-duration>
    <meta:editing-cycles>30</meta:editing-cycles>
    <meta:document-statistic meta:table-count="0" meta:image-count="0" meta:object-count="0" meta:page-count="8" meta:paragraph-count="43" meta:word-count="4493" meta:character-count="28523" meta:non-whitespace-character-count="24069"/>
  </office:meta>
</office:document-meta>
</file>